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Menlo" svg:font-family="Menlo, Monaco, Consolas, 'Courier New', monospace"/>
    <style:font-face style:name="Open Sans" svg:font-family="'Open Sans'"/>
    <style:font-face style:name="PingFang SC" svg:font-family="'PingFang SC', 'Helvetica Neue', 'Microsoft YaHei UI', 'Microsoft YaHei', 'Noto Sans CJK SC', Sathu, EucrosiaUPC, Arial, Helvetica, sans-serif"/>
    <style:font-face style:name="Pingfang SC" svg:font-family="'Pingfang SC', STHeiti, 'Lantinghei SC', 'Open Sans', Arial, 'Hiragino Sans GB', 'Microsoft YaHei', 'WenQuanYi Micro Hei', SimSun, sans-serif"/>
    <style:font-face style:name="apple-system" svg:font-family="apple-system, BlinkMacSystemFont, 'Helvetica Neue', 'PingFang SC', 'Microsoft YaHei', 'Source Han Sans SC', 'Noto Sans CJK SC', 'WenQuanYi Micro Hei', sans-serif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a1a1a" fo:letter-spacing="normal"/>
    </style:style>
    <style:style style:name="P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1a1a1a" fo:font-size="16pt" fo:letter-spacing="normal" style:font-size-asian="16pt" style:font-size-complex="16pt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1.9374in"/>
        </style:tab-stops>
      </style:paragraph-properties>
      <style:text-properties fo:color="#800000" fo:font-size="12pt" style:font-size-asian="12pt" style:font-size-complex="12pt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a1a1a" fo:letter-spacing="normal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a1a1a" fo:font-size="13pt" fo:letter-spacing="normal" style:font-size-asian="13pt" style:font-size-complex="13pt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a1a1a" fo:font-size="13pt" fo:letter-spacing="normal" fo:font-weight="bold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800000" style:font-name="Helvetica Neue" fo:font-size="13pt" fo:letter-spacing="normal" fo:font-style="normal" fo:font-weight="normal" style:font-size-asian="13pt" style:font-size-complex="13pt"/>
    </style:style>
    <style:style style:name="P8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officeooo:paragraph-rsid="001c7561"/>
    </style:style>
    <style:style style:name="P9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1.9374in"/>
        </style:tab-stops>
      </style:paragraph-properties>
    </style:style>
    <style:style style:name="P10" style:family="paragraph" style:parent-style-name="Heading_20_1">
      <style:paragraph-properties fo:margin-left="0in" fo:margin-right="0in" fo:text-align="start" style:justify-single-word="false" fo:orphans="2" fo:widows="2" fo:text-indent="0in" style:auto-text-indent="false"/>
      <style:text-properties officeooo:paragraph-rsid="001c7561"/>
    </style:style>
    <style:style style:name="P11" style:family="paragraph" style:parent-style-name="Heading_20_1">
      <style:paragraph-properties fo:margin-left="0in" fo:margin-right="0in" fo:text-align="start" style:justify-single-word="false" fo:orphans="2" fo:widows="2" fo:text-indent="0in" style:auto-text-indent="false"/>
      <style:text-properties officeooo:paragraph-rsid="001cf066"/>
    </style:style>
    <style:style style:name="P12" style:family="paragraph" style:parent-style-name="Text_20_body">
      <style:text-properties officeooo:paragraph-rsid="001e3d09"/>
    </style:style>
    <style:style style:name="P1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a1a1a" fo:font-size="13pt" fo:letter-spacing="normal" fo:font-weight="bold" style:font-name-asian="apple-system" style:font-size-asian="13pt" style:font-style-asian="normal" style:font-weight-asian="bold" style:font-size-complex="13pt" style:font-weight-complex="bold"/>
    </style:style>
    <style:style style:name="P1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800000" style:font-name="Helvetica Neue" fo:font-size="13pt" fo:letter-spacing="normal" fo:font-style="normal" fo:font-weight="normal" style:font-name-asian="apple-system" style:font-size-asian="13pt" style:font-style-asian="normal" style:font-weight-asian="normal" style:font-size-complex="13pt"/>
    </style:style>
    <style:style style:name="P15" style:family="paragraph" style:parent-style-name="Text_20_body">
      <style:text-properties fo:font-variant="normal" fo:text-transform="none" fo:color="#800000" style:font-name="Menlo" fo:font-size="12pt" fo:letter-spacing="normal" fo:font-style="normal" fo:font-weight="normal" style:font-name-asian="apple-system" style:font-size-asian="12pt" style:font-style-asian="normal" style:font-weight-asian="normal" style:font-size-complex="12pt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a1a1a" fo:font-size="13pt" fo:letter-spacing="normal" fo:font-weight="bold" style:font-name-asian="apple-system" style:font-size-asian="13pt" style:font-style-asian="normal" style:font-weight-asian="bold" style:font-size-complex="13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1.9374in"/>
        </style:tab-stops>
      </style:paragraph-properties>
      <style:text-properties fo:font-variant="normal" fo:text-transform="none" fo:color="#800000" style:font-name="Menlo" fo:font-size="12pt" fo:letter-spacing="normal" fo:font-style="normal" fo:font-weight="normal" style:font-name-asian="apple-system" style:font-size-asian="12pt" style:font-style-asian="normal" style:font-weight-asian="normal" style:font-size-complex="12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1.9374in"/>
        </style:tab-stops>
      </style:paragraph-properties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1.9374in"/>
        </style:tab-stops>
      </style:paragraph-properties>
      <style:text-properties fo:color="#800000" fo:font-size="12pt" fo:background-color="#ffffff" style:font-size-asian="12pt" style:font-size-complex="12pt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1.9374in"/>
        </style:tab-stops>
      </style:paragraph-properties>
      <style:text-properties fo:font-size="12pt" style:font-size-asian="12pt" style:font-size-complex="12pt"/>
    </style:style>
    <style:style style:name="P21" style:family="paragraph" style:parent-style-name="Standard">
      <style:paragraph-properties style:line-height-at-least="0.198in"/>
      <style:text-properties fo:color="#800000" style:font-name="Droid Sans Mono" fo:font-size="12pt" fo:font-weight="normal" fo:background-color="#ffffff" style:font-size-asian="12pt" style:font-size-complex="12pt"/>
    </style:style>
    <style:style style:name="P22" style:family="paragraph" style:parent-style-name="Standard">
      <style:paragraph-properties style:line-height-at-least="0.198in"/>
      <style:text-properties fo:color="#800000" fo:font-size="12pt" fo:background-color="#ffffff" style:font-size-asian="12pt" style:font-size-complex="12pt"/>
    </style:style>
    <style:style style:name="P23" style:family="paragraph" style:parent-style-name="Heading_20_1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19273c" style:font-name="Open Sans" fo:font-size="16pt" fo:letter-spacing="normal" fo:font-style="normal" fo:font-weight="normal" officeooo:paragraph-rsid="00186838" style:font-name-asian="apple-system" style:font-size-asian="16pt" style:font-style-asian="normal" style:font-weight-asian="normal" style:font-size-complex="16pt"/>
    </style:style>
    <style:style style:name="P24" style:family="paragraph" style:parent-style-name="Heading_20_2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1.9374in"/>
        </style:tab-stops>
      </style:paragraph-properties>
      <style:text-properties fo:font-variant="normal" fo:text-transform="none" fo:color="#3d464d" style:font-name="Menlo" fo:font-size="16pt" fo:letter-spacing="normal" fo:font-style="normal" fo:font-weight="normal" style:font-name-asian="apple-system" style:font-size-asian="16pt" style:font-style-asian="normal" style:font-weight-asian="normal" style:font-size-complex="16pt" style:font-weight-complex="bold"/>
    </style:style>
    <style:style style:name="T1" style:family="text">
      <style:text-properties style:font-name="apple-system" fo:font-style="normal" fo:font-weight="normal"/>
    </style:style>
    <style:style style:name="T2" style:family="text">
      <style:text-properties style:font-name="apple-system" fo:font-style="normal" fo:font-weight="normal" style:font-name-asian="apple-system" style:font-style-asian="normal"/>
    </style:style>
    <style:style style:name="T3" style:family="text">
      <style:text-properties style:font-name="apple-system" fo:font-size="13pt" fo:font-style="normal" fo:font-weight="normal" style:font-name-asian="apple-system" style:font-size-asian="13pt" style:font-style-asian="normal" style:font-weight-asian="normal" style:font-size-complex="13pt"/>
    </style:style>
    <style:style style:name="T4" style:family="text">
      <style:text-properties style:font-name="apple-system" fo:font-size="13pt" fo:font-style="normal" fo:font-weight="normal" style:font-name-asian="apple-system" style:font-size-asian="13pt" style:font-style-asian="normal" style:font-weight-asian="normal" style:font-size-complex="13pt" style:font-weight-complex="bold"/>
    </style:style>
    <style:style style:name="T5" style:family="text">
      <style:text-properties style:font-name="apple-system" fo:font-size="13pt" fo:font-style="normal" fo:font-weight="normal" style:font-name-asian="apple-system" style:font-size-asian="13pt" style:font-style-asian="normal" style:font-weight-asian="bold" style:font-size-complex="13pt" style:font-weight-complex="bold"/>
    </style:style>
    <style:style style:name="T6" style:family="text">
      <style:text-properties style:font-name="apple-system" fo:font-size="13pt" fo:font-style="normal" fo:font-weight="normal" style:font-size-asian="13pt" style:font-size-complex="13pt"/>
    </style:style>
    <style:style style:name="T7" style:family="text">
      <style:text-properties style:font-name-asian="apple-system" style:font-style-asian="normal" style:font-weight-asian="normal"/>
    </style:style>
    <style:style style:name="T8" style:family="text">
      <style:text-properties fo:font-size="16pt" style:font-name-asian="apple-system" style:font-size-asian="16pt" style:font-style-asian="normal" style:font-weight-asian="normal" style:font-size-complex="16pt"/>
    </style:style>
    <style:style style:name="T9" style:family="text">
      <style:text-properties fo:font-size="13pt" style:font-name-asian="apple-system" style:font-size-asian="13pt" style:font-style-asian="normal" style:font-weight-asian="normal" style:font-size-complex="13pt"/>
    </style:style>
    <style:style style:name="T10" style:family="text">
      <style:text-properties fo:font-size="13pt" fo:font-weight="bold" style:font-name-asian="apple-system" style:font-size-asian="13pt" style:font-style-asian="normal" style:font-weight-asian="bold" style:font-size-complex="13pt" style:font-weight-complex="bold"/>
    </style:style>
    <style:style style:name="T11" style:family="text">
      <style:text-properties fo:font-size="13pt" fo:font-weight="bold" style:font-name-asian="apple-system" style:font-size-asian="13pt" style:font-style-asian="normal" style:font-weight-asian="normal" style:font-size-complex="13pt" style:font-weight-complex="bold"/>
    </style:style>
    <style:style style:name="T12" style:family="text">
      <style:text-properties fo:font-size="13pt" fo:font-weight="bold" style:font-name-asian="apple-system" style:font-size-asian="14pt" style:font-style-asian="normal" style:font-weight-asian="normal" style:font-size-complex="13pt" style:font-weight-complex="bold"/>
    </style:style>
    <style:style style:name="T13" style:family="text">
      <style:text-properties fo:font-weight="bold" style:font-name-asian="apple-system" style:font-style-asian="normal" style:font-weight-asian="bold" style:font-weight-complex="bold"/>
    </style:style>
    <style:style style:name="T14" style:family="text">
      <style:text-properties fo:font-variant="normal" fo:text-transform="none" fo:color="#19273c" style:font-name="Open Sans" fo:font-size="13pt" fo:letter-spacing="normal" fo:font-style="normal" fo:font-weight="normal" style:font-name-asian="apple-system" style:font-size-asian="13pt" style:font-style-asian="normal" style:font-weight-asian="normal" style:font-size-complex="13pt" loext:padding="0in" loext:border="none"/>
    </style:style>
    <style:style style:name="T15" style:family="text">
      <style:text-properties fo:font-variant="normal" fo:text-transform="none" fo:color="#19273c" style:font-name="Open Sans" fo:font-size="12pt" fo:letter-spacing="normal" fo:font-style="normal" fo:font-weight="normal" style:font-name-asian="apple-system" style:font-size-asian="12pt" style:font-style-asian="normal" style:font-weight-asian="normal" style:font-size-complex="12pt" loext:padding="0in" loext:border="none"/>
    </style:style>
    <style:style style:name="T16" style:family="text">
      <style:text-properties fo:font-variant="normal" fo:text-transform="none" fo:color="#19273c" style:font-name="Open Sans" fo:font-size="12pt" fo:letter-spacing="normal" fo:font-style="normal" fo:font-weight="normal" officeooo:rsid="00186838" style:font-name-asian="apple-system" style:font-size-asian="12pt" style:font-style-asian="normal" style:font-weight-asian="normal" style:font-size-complex="12pt" loext:padding="0in" loext:border="none"/>
    </style:style>
    <style:style style:name="T17" style:family="text">
      <style:text-properties fo:font-variant="normal" fo:text-transform="none" fo:color="#333333" style:font-name="Consolas" fo:font-size="12pt" fo:letter-spacing="normal" fo:font-style="normal" fo:font-weight="normal" style:font-name-asian="apple-system" style:font-size-asian="12pt" style:font-style-asian="normal" style:font-weight-asian="normal" style:font-size-complex="12pt" loext:padding="0in" loext:border="none"/>
    </style:style>
    <style:style style:name="T18" style:family="text">
      <style:text-properties fo:font-variant="normal" fo:text-transform="none" fo:color="#333333" style:font-name="Consolas" fo:font-size="12pt" fo:letter-spacing="normal" fo:font-style="normal" fo:font-weight="normal" officeooo:rsid="00186838" style:font-name-asian="apple-system" style:font-size-asian="12pt" style:font-style-asian="normal" style:font-weight-asian="normal" style:font-size-complex="12pt" loext:padding="0in" loext:border="none"/>
    </style:style>
    <style:style style:name="T19" style:family="text">
      <style:text-properties fo:font-variant="normal" fo:text-transform="none" fo:color="#333333" style:font-name="Consolas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333333" fo:font-size="12pt" fo:letter-spacing="normal" fo:font-style="normal" fo:font-weight="normal" style:font-size-asian="12pt" style:font-style-asian="normal" style:font-weight-asian="normal" style:font-size-complex="12pt" loext:padding="0in" loext:border="none"/>
    </style:style>
    <style:style style:name="T21" style:family="text">
      <style:text-properties fo:font-variant="normal" fo:text-transform="none" fo:color="#008080" style:font-name="Consolas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800000" fo:font-size="12pt" fo:letter-spacing="normal" fo:font-weight="bold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800000" fo:font-size="12pt" fo:letter-spacing="normal" fo:font-weight="bold" officeooo:rsid="00186838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800000" fo:font-size="12pt" fo:letter-spacing="normal" fo:font-weight="bold" style:font-name-asian="apple-system" style:font-size-asian="12pt" style:font-style-asian="normal" style:font-weight-asian="normal" style:font-size-complex="12pt" style:font-weight-complex="bold"/>
    </style:style>
    <style:style style:name="T25" style:family="text">
      <style:text-properties fo:font-variant="normal" fo:text-transform="none" fo:color="#800000" fo:font-size="12pt" fo:letter-spacing="normal" fo:font-weight="bold" officeooo:rsid="00186838" style:font-name-asian="apple-system" style:font-size-asian="12pt" style:font-style-asian="normal" style:font-weight-asian="normal" style:font-size-complex="12pt" style:font-weight-complex="bold"/>
    </style:style>
    <style:style style:name="T26" style:family="text">
      <style:text-properties fo:font-variant="normal" fo:text-transform="none" fo:color="#800000" style:font-name="Menlo" fo:font-size="12pt" fo:letter-spacing="normal" fo:font-style="normal" fo:font-weight="normal" style:font-name-asian="apple-system" style:font-size-asian="12pt" style:font-style-asian="normal" style:font-weight-asian="normal" style:font-size-complex="12pt" style:font-weight-complex="bold"/>
    </style:style>
    <style:style style:name="T27" style:family="text">
      <style:text-properties fo:font-variant="normal" fo:text-transform="none" fo:color="#800000" style:font-name="Menlo" fo:font-size="12pt" fo:letter-spacing="normal" fo:font-style="normal" fo:font-weight="normal" style:font-name-asian="apple-system" style:font-size-asian="12pt" style:font-style-asian="normal" style:font-weight-asian="normal" style:font-size-complex="12pt" style:font-weight-complex="bold" loext:padding="0in" loext:border="none"/>
    </style:style>
    <style:style style:name="T28" style:family="text">
      <style:text-properties fo:font-variant="normal" fo:text-transform="none" fo:color="#800000" style:font-name="Menlo" fo:font-size="12pt" fo:letter-spacing="normal" fo:font-style="normal" fo:font-weight="normal" officeooo:rsid="001cf066" style:font-name-asian="apple-system" style:font-size-asian="12pt" style:font-style-asian="normal" style:font-weight-asian="normal" style:font-size-complex="12pt" style:font-weight-complex="bold" loext:padding="0in" loext:border="none"/>
    </style:style>
    <style:style style:name="T29" style:family="text">
      <style:text-properties fo:font-variant="normal" fo:text-transform="none" fo:color="#800000" style:font-name="Menlo" fo:font-size="12pt" fo:letter-spacing="normal" fo:font-style="normal" fo:font-weight="normal" officeooo:rsid="001f26bb" style:font-name-asian="apple-system" style:font-size-asian="12pt" style:font-style-asian="normal" style:font-weight-asian="normal" style:font-size-complex="12pt" style:font-weight-complex="bold"/>
    </style:style>
    <style:style style:name="T30" style:family="text">
      <style:text-properties fo:font-variant="normal" fo:text-transform="none" fo:color="#800000" style:font-name="Menlo" fo:font-size="12pt" fo:letter-spacing="normal" fo:font-style="normal" fo:font-weight="normal" officeooo:rsid="001f26bb" style:font-name-asian="Droid Sans Mono" style:font-size-asian="10.5pt" style:font-style-asian="normal" style:font-weight-asian="normal" style:font-size-complex="12pt" style:font-weight-complex="bold"/>
    </style:style>
    <style:style style:name="T31" style:family="text">
      <style:text-properties fo:font-variant="normal" fo:text-transform="none" fo:color="#800000" style:font-name="Menlo" fo:font-size="12pt" fo:letter-spacing="normal" fo:font-style="normal" fo:font-weight="normal" officeooo:rsid="001f26bb" fo:background-color="#ffffff" loext:char-shading-value="0" style:font-name-asian="Droid Sans Mono" style:font-size-asian="10.5pt" style:font-style-asian="normal" style:font-weight-asian="normal" style:font-size-complex="12pt" style:font-weight-complex="bold"/>
    </style:style>
    <style:style style:name="T32" style:family="text">
      <style:text-properties fo:font-variant="normal" fo:text-transform="none" fo:color="#800000" style:font-name="Menlo" fo:font-size="12pt" fo:letter-spacing="normal" fo:font-style="normal" fo:font-weight="normal" officeooo:rsid="001f26bb" fo:background-color="#ffffff" loext:char-shading-value="0" style:font-name-asian="Droid Sans Mono" style:font-size-asian="10.5pt" style:font-style-asian="normal" style:font-weight-asian="normal" style:font-size-complex="12pt" style:font-weight-complex="bold"/>
    </style:style>
    <style:style style:name="T33" style:family="text">
      <style:text-properties fo:font-variant="normal" fo:text-transform="none" fo:color="#800000" style:font-name="Menlo" fo:letter-spacing="normal" fo:font-style="normal" fo:font-weight="normal" officeooo:rsid="001f26bb" fo:background-color="#ffffff" loext:char-shading-value="0" style:font-name-asian="Droid Sans Mono" style:font-style-asian="normal" style:font-weight-asian="normal" style:font-weight-complex="bold"/>
    </style:style>
    <style:style style:name="T34" style:family="text">
      <style:text-properties fo:font-variant="normal" fo:text-transform="none" fo:color="#800000" style:font-name="Menlo" fo:font-size="16pt" fo:letter-spacing="normal" fo:font-style="normal" fo:font-weight="normal" style:font-name-asian="PingFang SC" style:font-size-asian="16pt" style:font-style-asian="normal" style:font-weight-asian="bold" style:font-size-complex="16pt" style:font-weight-complex="bold"/>
    </style:style>
    <style:style style:name="T35" style:family="text">
      <style:text-properties fo:font-variant="normal" fo:text-transform="none" fo:color="#800000" style:font-name="Consolas" fo:font-size="13pt" fo:letter-spacing="normal" fo:font-style="normal" fo:font-weight="bold" officeooo:rsid="00186838" style:font-name-asian="apple-system" style:font-size-asian="13pt" style:font-style-asian="normal" style:font-weight-asian="bold" style:font-size-complex="13pt" style:font-weight-complex="bold" loext:padding="0in" loext:border="none"/>
    </style:style>
    <style:style style:name="T36" style:family="text">
      <style:text-properties fo:font-variant="normal" fo:text-transform="none" fo:color="#800000" style:font-name="PingFang SC" fo:font-size="16pt" fo:letter-spacing="normal" fo:font-style="normal" fo:font-weight="bold" style:font-name-asian="apple-system" style:font-size-asian="16pt" style:font-style-asian="normal" style:font-weight-asian="normal" style:font-size-complex="16pt" style:font-weight-complex="bold"/>
    </style:style>
    <style:style style:name="T37" style:family="text">
      <style:text-properties fo:font-variant="normal" fo:text-transform="none" fo:color="#800000" style:font-name="Droid Sans Mono" fo:font-size="10.5pt" fo:letter-spacing="normal" fo:font-style="normal" fo:font-weight="normal" officeooo:rsid="001f26bb" style:font-name-asian="apple-system" style:font-size-asian="12pt" style:font-style-asian="normal" style:font-weight-asian="normal" style:font-size-complex="12pt" style:font-weight-complex="bold"/>
    </style:style>
    <style:style style:name="T38" style:family="text">
      <style:text-properties fo:font-variant="normal" fo:text-transform="none" fo:color="#800000" style:font-name="Droid Sans Mono" fo:font-size="10.5pt" fo:letter-spacing="normal" fo:font-style="normal" fo:font-weight="normal" officeooo:rsid="001f26bb" fo:background-color="#ffffff" loext:char-shading-value="0" style:font-name-asian="apple-system" style:font-size-asian="12pt" style:font-style-asian="normal" style:font-weight-asian="normal" style:font-size-complex="12pt" style:font-weight-complex="bold"/>
    </style:style>
    <style:style style:name="T39" style:family="text">
      <style:text-properties fo:font-variant="normal" fo:text-transform="none" fo:color="#800000" style:font-name="Droid Sans Mono" fo:font-size="10.5pt" fo:letter-spacing="normal" fo:font-style="normal" fo:font-weight="normal" officeooo:rsid="001f26bb" fo:background-color="#ffffff" loext:char-shading-value="0" style:font-name-asian="apple-system" style:font-size-asian="12pt" style:font-style-asian="normal" style:font-weight-asian="normal" style:font-size-complex="12pt" style:font-weight-complex="bold"/>
    </style:style>
    <style:style style:name="T40" style:family="text">
      <style:text-properties fo:font-variant="normal" fo:text-transform="none" fo:color="#800000" style:font-name="Droid Sans Mono" fo:font-size="10.5pt" fo:letter-spacing="normal" fo:font-style="normal" fo:font-weight="normal" officeooo:rsid="001f26bb" fo:background-color="#272822" loext:char-shading-value="0" style:font-name-asian="apple-system" style:font-size-asian="12pt" style:font-style-asian="normal" style:font-weight-asian="normal" style:font-size-complex="12pt" style:font-weight-complex="bold"/>
    </style:style>
    <style:style style:name="T41" style:family="text">
      <style:text-properties fo:font-variant="normal" fo:text-transform="none" fo:color="#800000" style:font-name="Droid Sans Mono" fo:letter-spacing="normal" fo:font-style="normal" fo:font-weight="normal" officeooo:rsid="001f26bb" fo:background-color="#ffffff" loext:char-shading-value="0" style:font-name-asian="apple-system" style:font-style-asian="normal" style:font-weight-asian="normal" style:font-weight-complex="bold"/>
    </style:style>
    <style:style style:name="T42" style:family="text">
      <style:text-properties fo:font-variant="normal" fo:text-transform="none" fo:color="#1a1a1a" style:font-name="Consolas" fo:font-size="13pt" fo:letter-spacing="normal" fo:font-style="normal" fo:font-weight="bold" style:font-name-asian="apple-system" style:font-size-asian="13pt" style:font-style-asian="normal" style:font-weight-asian="normal" style:font-size-complex="13pt" style:font-weight-complex="bold"/>
    </style:style>
    <style:style style:name="T43" style:family="text">
      <style:text-properties fo:font-variant="normal" fo:text-transform="none" style:font-name="Menlo" fo:letter-spacing="normal" fo:font-style="normal" fo:font-weight="normal" style:font-name-asian="apple-system" style:font-style-asian="normal" style:font-weight-asian="normal" style:font-weight-complex="bold"/>
    </style:style>
    <style:style style:name="T44" style:family="text">
      <style:text-properties fo:font-variant="normal" fo:text-transform="none" style:font-name="Menlo" fo:letter-spacing="normal" fo:font-style="normal" fo:font-weight="normal" officeooo:rsid="0018b0e6" style:font-name-asian="apple-system" style:font-style-asian="normal" style:font-weight-asian="normal" style:font-weight-complex="bold"/>
    </style:style>
    <style:style style:name="T45" style:family="text">
      <style:text-properties fo:font-variant="normal" fo:text-transform="none" style:font-name="Menlo" fo:letter-spacing="normal" fo:font-style="normal" fo:font-weight="normal" officeooo:rsid="001f26bb" style:font-name-asian="apple-system" style:font-style-asian="normal" style:font-weight-asian="normal" style:font-weight-complex="bold"/>
    </style:style>
    <style:style style:name="T46" style:family="text">
      <style:text-properties fo:font-variant="normal" fo:text-transform="none" style:font-name="Menlo" fo:font-size="12pt" fo:letter-spacing="normal" fo:font-style="normal" fo:font-weight="normal" officeooo:rsid="001f26bb" style:font-name-asian="apple-system" style:font-size-asian="12pt" style:font-style-asian="normal" style:font-weight-asian="normal" style:font-size-complex="12pt" style:font-weight-complex="bold"/>
    </style:style>
    <style:style style:name="T47" style:family="text">
      <style:text-properties fo:font-variant="normal" fo:text-transform="none" fo:color="#3d464d" style:font-name="Open Sans" fo:font-size="16pt" fo:letter-spacing="normal" fo:font-style="normal" fo:font-weight="normal" style:font-name-asian="PingFang SC" style:font-size-asian="16pt" style:font-style-asian="normal" style:font-weight-asian="bold" style:font-size-complex="16pt" loext:padding="0in" loext:border="none"/>
    </style:style>
    <style:style style:name="T48" style:family="text">
      <style:text-properties fo:font-variant="normal" fo:text-transform="none" fo:color="#3d464d" style:font-name="Menlo" fo:font-size="16pt" fo:letter-spacing="normal" fo:font-style="normal" fo:font-weight="normal" style:font-name-asian="apple-system" style:font-size-asian="16pt" style:font-style-asian="normal" style:font-weight-asian="normal" style:font-size-complex="16pt" style:font-weight-complex="bold"/>
    </style:style>
    <style:style style:name="T49" style:family="text">
      <style:text-properties fo:font-variant="normal" fo:text-transform="none" fo:color="#3d464d" style:font-name="Menlo" fo:font-size="12pt" fo:letter-spacing="normal" fo:font-style="normal" fo:font-weight="normal" style:font-name-asian="Pingfang SC" style:font-size-asian="12pt" style:font-style-asian="normal" style:font-weight-asian="normal" style:font-size-complex="12pt" style:font-weight-complex="bold"/>
    </style:style>
    <style:style style:name="T50" style:family="text">
      <style:text-properties fo:font-variant="normal" fo:text-transform="none" fo:color="#3d464d" style:font-name="Menlo" fo:font-size="12pt" fo:letter-spacing="normal" fo:font-style="normal" fo:font-weight="normal" style:font-name-asian="apple-system" style:font-size-asian="12pt" style:font-style-asian="normal" style:font-weight-asian="normal" style:font-size-complex="12pt" style:font-weight-complex="bold"/>
    </style:style>
    <style:style style:name="T51" style:family="text">
      <style:text-properties fo:font-variant="normal" fo:text-transform="none" fo:color="#3d464d" style:font-name="Menlo" fo:font-size="12pt" fo:letter-spacing="normal" fo:font-style="normal" fo:font-weight="normal" style:font-name-asian="apple-system" style:font-size-asian="12pt" style:font-style-asian="normal" style:font-weight-asian="normal" style:font-size-complex="12pt" style:font-weight-complex="bold" loext:padding="0in" loext:border="none"/>
    </style:style>
    <style:style style:name="T52" style:family="text">
      <style:text-properties fo:font-variant="normal" fo:text-transform="none" fo:color="#3d464d" style:font-name="Menlo" fo:font-size="12pt" fo:letter-spacing="normal" fo:font-style="normal" fo:font-weight="normal" officeooo:rsid="001cf066" style:font-name-asian="apple-system" style:font-size-asian="12pt" style:font-style-asian="normal" style:font-weight-asian="normal" style:font-size-complex="12pt" style:font-weight-complex="bold"/>
    </style:style>
    <style:style style:name="T53" style:family="text">
      <style:text-properties fo:font-variant="normal" fo:text-transform="none" fo:color="#3d464d" style:font-name="Menlo" fo:font-size="12pt" fo:letter-spacing="normal" fo:font-style="normal" fo:font-weight="normal" officeooo:rsid="001cf066" style:font-name-asian="apple-system" style:font-size-asian="12pt" style:font-style-asian="normal" style:font-weight-asian="normal" style:font-size-complex="12pt" style:font-weight-complex="bold" loext:padding="0in" loext:border="none"/>
    </style:style>
    <style:style style:name="T54" style:family="text">
      <style:text-properties fo:font-variant="normal" fo:text-transform="none" fo:color="#3d464d" style:font-name="Menlo" fo:font-size="12pt" fo:letter-spacing="normal" fo:font-style="normal" style:font-name-asian="Pingfang SC" style:font-size-asian="12pt" style:font-style-asian="normal" style:font-weight-asian="bold" style:font-size-complex="12pt"/>
    </style:style>
    <style:style style:name="T55" style:family="text">
      <style:text-properties fo:font-variant="normal" fo:text-transform="none" fo:color="#3d464d" style:font-name="monospace" fo:font-size="12pt" fo:letter-spacing="normal" fo:font-style="normal" fo:font-weight="normal" style:font-size-asian="12pt" style:font-weight-asian="normal" style:font-size-complex="12pt" style:font-weight-complex="bold" loext:padding="0in" loext:border="none"/>
    </style:style>
    <style:style style:name="T56" style:family="text">
      <style:text-properties fo:font-variant="normal" fo:text-transform="none" fo:color="#3d464d" style:font-name="monospace" fo:font-size="12pt" fo:letter-spacing="normal" fo:font-style="normal" fo:font-weight="normal" style:font-size-asian="12pt" style:font-style-asian="normal" style:font-weight-asian="normal" style:font-size-complex="12pt" style:font-weight-complex="bold" loext:padding="0in" loext:border="none"/>
    </style:style>
    <style:style style:name="T57" style:family="text">
      <style:text-properties style:font-name="Droid Sans Mono" fo:font-weight="normal"/>
    </style:style>
    <style:style style:name="T58" style:family="text">
      <style:text-properties style:font-name="Droid Sans Mono" fo:font-size="10.5pt" fo:font-weight="normal"/>
    </style:style>
    <style:style style:name="T59" style:family="text">
      <style:text-properties style:font-name-asian="Droid Sans Mono" style:font-weight-asian="normal"/>
    </style:style>
    <style:style style:name="T60" style:family="text">
      <style:text-properties style:font-name-asian="Droid Sans Mono" style:font-size-asian="10.5pt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Hyperledger Fabric 1.0</text:span><text:span text:style-name="T7">架构</text:span></text:p>
      <text:p text:style-name="P1"><text:span text:style-name="T8"><text:s text:c="4"/></text:span><text:span text:style-name="T3">Fabric</text:span><text:span text:style-name="T9">交易的整个生命周期可以分为</text:span><text:span text:style-name="T3">7</text:span><text:span text:style-name="T9">个阶段。我们可以从一个简单的例子分析下</text:span><text:span text:style-name="T3">Fabric</text:span><text:span text:style-name="T9">交易的</text:span><text:span text:style-name="T3">7</text:span><text:span text:style-name="T9">个阶段。</text:span></text:p>
      <text:p text:style-name="P1"><text:span text:style-name="T9"><text:s text:c="4"/></text:span><text:span text:style-name="T10">第一阶段</text:span></text:p>
      <text:p text:style-name="P1"><text:span text:style-name="T10"><text:s text:c="4"/></text:span><text:span text:style-name="T11">在交易的第一阶段，客户端应用发起智能合约</text:span><text:span text:style-name="T5">A</text:span><text:span text:style-name="T11">的一个交易请求给背书节点</text:span><text:span text:style-name="T5">E0</text:span><text:span text:style-name="T11">。智能合约</text:span><text:span text:style-name="T5">A</text:span><text:span text:style-name="T11">配置的背书策略要求只需要</text:span><text:span text:style-name="T5">E0,E1</text:span><text:span text:style-name="T11">和</text:span><text:span text:style-name="T5">E2</text:span><text:span text:style-name="T11">签名。其他节点不包含在策略的要求中，因此可以不签名。注意图中的红色和蓝色小矩形块分别代表不同的子链或者叫通道，这个通道是</text:span><text:span text:style-name="T5">1.0</text:span><text:span text:style-name="T11">架构引入的新概念，用来实现各条业务链的数据隔离，保护交易的隐私性，避免像比特币那样的交易对所有人都公开。</text:span></text:p>
      <text:p text:style-name="P16"><text:s text:c="4"/>第二阶段</text:p>
      <text:p text:style-name="P1"><text:span text:style-name="T10"><text:s text:c="4"/></text:span><text:span text:style-name="T11">背书节点</text:span><text:span text:style-name="T5">E0</text:span><text:span text:style-name="T11">使用 </text:span><text:span text:style-name="T5">MSP</text:span><text:span text:style-name="T11">（</text:span><text:span text:style-name="T5">MSP=Member Service Provider</text:span><text:span text:style-name="T11">）验证签名，判断是否客户端应用被正确授权可以执行发起交易请求。背书节点获取交易请求中的参数（链代码）作为输入参数，然后</text:span><text:span text:style-name="T5">E0</text:span><text:span text:style-name="T11">会与交易对应</text:span><text:span text:style-name="T5">ChainCode</text:span><text:span text:style-name="T11">所属的</text:span><text:span text:style-name="T5">docker</text:span><text:span text:style-name="T11">实例通信，并为其提供模拟执行的</text:span><text:span text:style-name="T5">State Database</text:span><text:span text:style-name="T11">的读写集，也就是说</text:span><text:span text:style-name="T5">ChainCode</text:span><text:span text:style-name="T11">会执行完智能合约中的业务逻辑，但是并不会在</text:span><text:span text:style-name="T5">stub.PutState</text:span><text:span text:style-name="T11">的时候写数据库，</text:span><text:span text:style-name="T5">ChainCode</text:span><text:span text:style-name="T11">所属的</text:span><text:span text:style-name="T5">docker</text:span><text:span text:style-name="T11">实例执行完</text:span><text:span text:style-name="T5">ChainCode</text:span><text:span text:style-name="T11">后产生交易执行结果，然后将执行结构返回给</text:span><text:span text:style-name="T5">E0</text:span><text:span text:style-name="T11">。这个执行结果包括下列数据：响应值，读集合和写集合。不过，这个时候，并不会更新账本。这些值的集合，连同背书节点的签名和一个</text:span><text:span text:style-name="T5">YES/NO </text:span><text:span text:style-name="T11">的陈述一起放到 </text:span><text:span text:style-name="T5">proposal response </text:span><text:span text:style-name="T11">中返回给客户端应用（图中的</text:span><text:span text:style-name="T5">Client App</text:span><text:span text:style-name="T11">）。</text:span></text:p>
      <text:p text:style-name="P16"><text:s text:c="4"/>第三阶段</text:p>
      <text:p text:style-name="P1"><text:span text:style-name="T10"><text:s text:c="4"/></text:span><text:span text:style-name="T11">客户端应用验证背书节点签名，然后继续发送背书请求给</text:span><text:span text:style-name="T5">E1</text:span><text:span text:style-name="T11">和</text:span><text:span text:style-name="T5">E2</text:span><text:span text:style-name="T11">，过程跟与</text:span><text:span text:style-name="T5">E0</text:span><text:span text:style-name="T11">的交互时一样。</text:span></text:p>
      <text:p text:style-name="P16"><text:s text:c="4"/>第四阶段</text:p>
      <text:p text:style-name="P1"><text:span text:style-name="T12"><text:s text:c="4"/></text:span><text:span text:style-name="T11">背书节点</text:span><text:span text:style-name="T5">E1</text:span><text:span text:style-name="T11">和</text:span><text:span text:style-name="T5">E2</text:span><text:span text:style-name="T11">发送背书处理结果给客户端应用。客户端应用收集完所有背书节点的签名后，检查是否指定的背书策略已经满足。根据 </text:span><text:span text:style-name="T5">Fabric </text:span><text:span text:style-name="T11">的架构设计，即使应用选择不检查交易的背书反馈，或者继续发送一个没有经过背书处理的交易，在</text:span><text:span text:style-name="T5">commit</text:span><text:span text:style-name="T11">交易的验证阶段，这个背书策略仍然会被</text:span><text:span text:style-name="T5">peer </text:span><text:span text:style-name="T11">强制执行。</text:span></text:p>
      <text:p text:style-name="P1"><text:span text:style-name="T11"><text:s text:c="4"/></text:span><text:span text:style-name="T10">第五阶段</text:span></text:p>
      <text:p text:style-name="P1"><text:span text:style-name="T11"><text:s text:c="4"/>客户端应用将交易和响应信息封装到一个事务消息（</text:span><text:span text:style-name="T4">transaction message</text:span><text:span text:style-name="T11">）中，然后广</text:span><text:span text:style-name="T9">播到共识网络（这里的共识网络又称为排序服务</text:span><text:span text:style-name="T6">Ordering Service</text:span><text:span text:style-name="T9">，后续统一称为共识网络）。交易中包含读写集，背书节点签名和通道 </text:span><text:span text:style-name="T6">ID</text:span><text:span text:style-name="T9">。</text:span></text:p>
      <text:p text:style-name="P5"><text:span text:style-name="T7"><text:s text:c="4"/>共识网络节点不会关注交易细节和交易消息的具体内容，只是简单地从网络中接收来自所有通道的交易，然后按通道按时间顺序排序，处理的结果是一个</text:span><text:span text:style-name="T1">Batch</text:span><text:span text:style-name="T7">的交易，也就是一个区块，这个区块的产生有两种情况，一种情况是区块中的交易很多，区块的大小达到了配置文件中配置的大小，而另一种情况是区块中的交易很少，没有</text:span><text:soft-page-break/><text:span text:style-name="T7">达到配置的大小，那么共识网络节点就会等，等到大小足够大或者超时时间。这些设置是在</text:span><text:span text:style-name="T1">configtx.yaml</text:span><text:span text:style-name="T7">中配置的。</text:span></text:p>
      <text:p text:style-name="P5"><text:span text:style-name="T7"><text:s text:c="4"/></text:span><text:span text:style-name="T13">第六阶段</text:span></text:p>
      <text:p text:style-name="P4"><text:span text:style-name="T9"><text:s text:c="4"/>共识服务节点将打包的区块广播道同一个通道的所有</text:span><text:span text:style-name="T3">peer</text:span><text:span text:style-name="T9">，通过</text:span><text:span text:style-name="T3">Fabric</text:span><text:span text:style-name="T9">提供的</text:span><text:span text:style-name="T3">deliver RPC</text:span><text:span text:style-name="T9">服务，共识服务节点和</text:span><text:span text:style-name="T3">peer</text:span><text:span text:style-name="T9">节点之间的通信细节，我们在稍后详细介绍。必须说明的是，</text:span><text:span text:style-name="T3">E4</text:span><text:span text:style-name="T9">和</text:span><text:span text:style-name="T3">E5</text:span><text:span text:style-name="T9">不在同样的通道上（或者说不属于同样的子账本），因此</text:span><text:span text:style-name="T3">E4,E5</text:span><text:span text:style-name="T9">不会收到任何更新消息。另外，共识网络节点只是涉及到排序交易和打包区块，不会执行智能合约。</text:span></text:p>
      <text:p text:style-name="P13"><text:s text:c="4"/>第七阶段</text:p>
      <text:p text:style-name="P6"><text:span text:style-name="T2"><text:s text:c="3"/>Peers</text:span><text:span text:style-name="T7">收到共识网络发来的区块后，会先进行以下校验：</text:span></text:p>
      <text:p text:style-name="P5"><text:span text:style-name="T1"><text:s text:c="3"/>n </text:span><text:span text:style-name="T7">再次验证区块中的交易以确保背书策略满足。</text:span></text:p>
      <text:p text:style-name="P5"><text:span text:style-name="T1"><text:s text:c="3"/>n </text:span><text:span text:style-name="T7">检查区块的数据是否正确。</text:span></text:p>
      <text:p text:style-name="P5"><text:span text:style-name="T1"><text:s text:c="3"/>n </text:span><text:span text:style-name="T7">对每个交易进行验证，确保自从读集合数据在交易执行生成后，读集合变量对应的账本的状态没有变化，也就是验证交易中的读写数据集是否与</text:span><text:span text:style-name="T1">State Database</text:span><text:span text:style-name="T7">的数据版本一致。</text:span></text:p>
      <text:p text:style-name="P5"><text:span text:style-name="T7"><text:s text:c="3"/>验证通过后，区块中的交易打上合法和非法交易的标签，然后添加区块到通道对应的链上，同时把所有验证通过的交易的读写集中的写的部分写入状态数据库</text:span><text:span text:style-name="T1">State Database</text:span><text:span text:style-name="T7">。对于每个合法交易，写集合被提交到当前的状态数据库。同时，一个区块事件产生并发出，通知客户应用，交易已经不可更改的添加到了链上，也是告诉应用客户端，交易是合法还是非法。</text:span></text:p>
      <text:p text:style-name="P5"><text:span text:style-name="T7"><text:s text:c="3"/>另外对于区块链，本身是文件系统，不是数据库，所有也会有把区块中的数据在</text:span><text:span text:style-name="T1">LevelDB</text:span><text:span text:style-name="T7">中建立索引。</text:span></text:p>
      <text:p text:style-name="P7"><text:span text:style-name="T7">npm install -g </text:span><text:a xlink:type="simple" xlink:href="mailto:composer-cli@0.18.1" text:style-name="Internet_20_link" text:visited-style-name="Visited_20_Internet_20_Link"><text:span text:style-name="T7">composer-cli@0.18.1</text:span></text:a></text:p>
      <text:p text:style-name="P14"/>
      <text:p text:style-name="P14"/>
      <text:p text:style-name="P14"/>
      <text:p text:style-name="P14"/>
      <text:p text:style-name="P14"/>
      <text:h text:style-name="P23" text:outline-level="1"><text:bookmark text:name="developer-tutorial-for-creating-a-hyperledger-composer-solution"/><text:soft-page-break/>Developer tutorial for <text:s/>Hyperledger Composer</text:h>
      <text:h text:style-name="P11" text:outline-level="1"><text:span text:style-name="Source_20_Text"><text:span text:style-name="T14"><text:s text:c="3"/></text:span></text:span><text:bookmark text:name="h2_4"/><text:span text:style-name="Source_20_Text"><text:span text:style-name="T47">生成业务网络存档</text:span></text:span></text:h>
      <text:h text:style-name="P11" text:outline-level="1"><text:span text:style-name="Source_20_Text"><text:span text:style-name="T14"><text:s text:c="2"/></text:span></text:span><text:span text:style-name="Source_20_Text"><text:span text:style-name="T15">（</text:span></text:span><text:span text:style-name="Source_20_Text"><text:span text:style-name="T16">1</text:span></text:span><text:span text:style-name="Source_20_Text"><text:span text:style-name="T15">）</text:span></text:span><text:span text:style-name="Source_20_Text"><text:span text:style-name="T20">yo hyperledger-composer:businessnetwork</text:span></text:span></text:h>
      <text:h text:style-name="P10" text:outline-level="1"><text:span text:style-name="Source_20_Text"><text:span text:style-name="T17"><text:s text:c="3"/>（</text:span></text:span><text:span text:style-name="Source_20_Text"><text:span text:style-name="T18">2</text:span></text:span><text:span text:style-name="Source_20_Text"><text:span text:style-name="T17">）composer archive create -t dir -n .</text:span></text:span></text:h>
      <text:h text:style-name="P10" text:outline-level="1"><text:span text:style-name="Source_20_Text"><text:span text:style-name="T17"><text:s text:c="3"/>（</text:span></text:span><text:span text:style-name="Source_20_Text"><text:span text:style-name="T18">3</text:span></text:span><text:span text:style-name="Source_20_Text"><text:span text:style-name="T17">）composer runtime install --card PeerAdmin@hlfv1 --businessNetworkName tutorial-network或</text:span></text:span></text:h>
      <text:p text:style-name="P8"><text:span text:style-name="Source_20_Text"><text:span text:style-name="T18"><text:s text:c="3"/>（4）composer network install --card PeerAdmin@hlfv1 --archiveFile </text:span></text:span><text:a xlink:type="simple" xlink:href="mailto:tutorial-network@0.0.1.bna" text:style-name="Internet_20_link" text:visited-style-name="Visited_20_Internet_20_Link"><text:span text:style-name="Source_20_Text">tutorial-network@0.0.1.bna</text:span></text:a></text:p>
      <text:p text:style-name="P8"><text:span text:style-name="Source_20_Text"><text:span text:style-name="T35"><text:s text:c="3"/></text:span></text:span><text:span text:style-name="T22">（</text:span><text:span text:style-name="T23">5）</text:span><text:span text:style-name="T19">omposer network start --card PeerAdmin@hlfv1 --networkAdmin admin --networkAdminEnrollSecret adminpw --archiveFile tutorial-network@</text:span><text:span text:style-name="T21">0.0</text:span><text:span text:style-name="T19">.</text:span><text:span text:style-name="T21">1</text:span><text:span text:style-name="T19">.bna --file networkadmin.card</text:span></text:p>
      <text:p text:style-name="P8"><text:span text:style-name="T42"><text:s text:c="3"/></text:span><text:span text:style-name="T24">（</text:span><text:span text:style-name="T25">6</text:span><text:span text:style-name="T24">）</text:span><text:span text:style-name="T26">composer card import</text:span><text:span text:style-name="T24"> </text:span><text:span text:style-name="T26">--file networkadmin.card</text:span></text:p>
      <text:p text:style-name="P3"><text:span text:style-name="T43"><text:s text:c="4"/>（</text:span><text:span text:style-name="T44">7</text:span><text:span text:style-name="T43">）composer network ping --card </text:span><text:a xlink:type="simple" xlink:href="mailto:admin@tutorial-network" text:style-name="Internet_20_link" text:visited-style-name="Visited_20_Internet_20_Link"><text:span text:style-name="T43">admin@tutorial-network</text:span></text:a></text:p>
      <text:p text:style-name="P17"/>
      <text:h text:style-name="P24" text:outline-level="2"><text:bookmark text:name="h2_41"/>重新生成业务网络存档</text:h>
      <text:p text:style-name="P9"><text:span text:style-name="T48"><text:s text:c="2"/></text:span><text:span text:style-name="T50">（</text:span><text:span text:style-name="T52">1</text:span><text:span text:style-name="T50">）</text:span><text:span text:style-name="T48"> </text:span><text:span text:style-name="T49">在</text:span><text:span text:style-name="Source_20_Text"><text:span text:style-name="T55">tutorial-network</text:span></text:span><text:span text:style-name="T49">目录中，打开</text:span><text:span text:style-name="Source_20_Text"><text:span text:style-name="T55">package.json</text:span></text:span><text:span text:style-name="T49">文件</text:span><text:span text:style-name="T50">，</text:span><text:span text:style-name="T49">将</text:span><text:span text:style-name="Strong_20_Emphasis"><text:span text:style-name="T54">版本</text:span></text:span><text:span text:style-name="T49">属性更新</text:span><text:span text:style-name="Source_20_Text"><text:span text:style-name="T56">0.0.1</text:span></text:span><text:span text:style-name="T49">为</text:span><text:span text:style-name="Source_20_Text"><text:span text:style-name="T56">0.0.2</text:span></text:span><text:span text:style-name="Source_20_Text"><text:span text:style-name="T51">；</text:span></text:span></text:p>
      <text:p text:style-name="P9"><text:span text:style-name="Source_20_Text"><text:span text:style-name="T51"><text:s text:c="3"/>（</text:span></text:span><text:span text:style-name="Source_20_Text"><text:span text:style-name="T53">2</text:span></text:span><text:span text:style-name="Source_20_Text"><text:span text:style-name="T51">）</text:span></text:span><text:span text:style-name="Source_20_Text"><text:span text:style-name="T27">composer archive create --sourceType dir --sourceName . -a </text:span></text:span><text:a xlink:type="simple" xlink:href="mailto:tutorial-network@0.0.2.bna" text:style-name="Internet_20_link" text:visited-style-name="Visited_20_Internet_20_Link"><text:span text:style-name="Source_20_Text">tutorial-network@0.0.2.bna</text:span></text:a></text:p>
      <text:p text:style-name="P9"><text:span text:style-name="Source_20_Text"><text:span text:style-name="T51"><text:s text:c="3"/>（</text:span></text:span><text:span text:style-name="Source_20_Text"><text:span text:style-name="T53">3</text:span></text:span><text:span text:style-name="Source_20_Text"><text:span text:style-name="T51">）</text:span></text:span><text:span text:style-name="Source_20_Text"><text:span text:style-name="T27">composer network install --card PeerAdmin@hlfv1 --archiveFile </text:span></text:span><text:a xlink:type="simple" xlink:href="mailto:tutorial-network@0.0.2.bna" text:style-name="Internet_20_link" text:visited-style-name="Visited_20_Internet_20_Link"><text:span text:style-name="Source_20_Text">tutorial-network@0.0.2.bna</text:span></text:a></text:p>
      <text:p text:style-name="P9"><text:span text:style-name="Source_20_Text"><text:span text:style-name="T51"><text:s text:c="3"/>（</text:span></text:span><text:span text:style-name="Source_20_Text"><text:span text:style-name="T53">4</text:span></text:span><text:span text:style-name="Source_20_Text"><text:span text:style-name="T51">）</text:span></text:span><text:span text:style-name="Source_20_Text"><text:span text:style-name="T27">composer network upgrade -c PeerAdmin@hlfv1 -n tutorial-network -V 0.0.2</text:span></text:span></text:p>
      <text:p text:style-name="P9"><text:span text:style-name="Source_20_Text"><text:span text:style-name="T51"><text:s text:c="3"/>（</text:span></text:span><text:span text:style-name="Source_20_Text"><text:span text:style-name="T53">5）</text:span></text:span><text:span text:style-name="Source_20_Text"><text:span text:style-name="T28">composer network ping -c admin@tutorial-network | grep Business</text:span></text:span></text:p>
      <text:p text:style-name="P12"><text:line-break/><text:bookmark text:name="h2_71"/><text:span text:style-name="T34">为更新的业务网络</text:span><text:bookmark text:name="h2_7"/><text:span text:style-name="T34">生成</text:span><text:span text:style-name="T36">REST API</text:span></text:p>
      <text:p text:style-name="P15"><text:s text:c="5"/>composer-rest-server</text:p>
      <text:p text:style-name="P18"><text:span text:style-name="T26"><text:s text:c="4"/>遇到问题，尝试</text:span><text:span text:style-name="T29">rm -rf ~/.composer</text:span></text:p>
      <text:p text:style-name="P20"><text:soft-page-break/><text:span text:style-name="T41">/** </text:span><text:span text:style-name="T33">用户的证书和私钥存放在 </text:span><text:span text:style-name="T41">~/fabric-dev-servers/fabric-scripts/hlfv11/composer/crypto-config/peerOrganizations/org1.example.com/users/Admin@org1.example.com/msp</text:span></text:p>
      <text:p text:style-name="P22"><text:span text:style-name="T59">证书文件可以在</text:span><text:span text:style-name="T57">signcerts</text:span><text:span text:style-name="T59">子目录中找到并命名</text:span><text:span text:style-name="T57">Admin@org1.example.com-cert.pem;</text:span><text:span text:style-name="T59">私钥文件可以在</text:span><text:span text:style-name="T57">keystore</text:span><text:span text:style-name="T59">子目录中找到</text:span></text:p>
      <text:p text:style-name="P21">*/</text:p>
      <text:p text:style-name="P19"><text:span text:style-name="T45"/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Menlo" svg:font-family="Menlo, Monaco, Consolas, 'Courier New', monospace"/>
    <style:font-face style:name="Open Sans" svg:font-family="'Open Sans'"/>
    <style:font-face style:name="PingFang SC" svg:font-family="'PingFang SC', 'Helvetica Neue', 'Microsoft YaHei UI', 'Microsoft YaHei', 'Noto Sans CJK SC', Sathu, EucrosiaUPC, Arial, Helvetica, sans-serif"/>
    <style:font-face style:name="Pingfang SC" svg:font-family="'Pingfang SC', STHeiti, 'Lantinghei SC', 'Open Sans', Arial, 'Hiragino Sans GB', 'Microsoft YaHei', 'WenQuanYi Micro Hei', SimSun, sans-serif"/>
    <style:font-face style:name="apple-system" svg:font-family="apple-system, BlinkMacSystemFont, 'Helvetica Neue', 'PingFang SC', 'Microsoft YaHei', 'Source Han Sans SC', 'Noto Sans CJK SC', 'WenQuanYi Micro Hei', sans-serif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18:53:44.066443096</meta:creation-date>
    <dc:date>2018-07-31T08:54:33.084950647</dc:date>
    <meta:editing-duration>PT4H7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4" meta:paragraph-count="44" meta:word-count="1673" meta:character-count="3147" meta:non-whitespace-character-count="2916"/>
  </office:meta>
</office:document-meta>
</file>